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SerializerFactory._if_write_null( MethodVisitor mw , FieldInfo fieldInfo , Context con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ASMSerializerFactory._before( MethodVisitor mw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SerializerFactory._notWriteDefault( MethodVisitor mw , FieldInfo property , Context context , Label _e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SMSerializerFactory._filters( MethodVisitor mw , FieldInfo property , Context context , Label _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MSerializerFactory._apply( MethodVisitor mw , FieldInfo property , Contex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SMSerializerFactory._processValue( MethodVisitor mw , FieldInfo fieldInfo , Context context , Label _en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ASMSerializerFactory._long( Class &lt; ? &gt; clazz , MethodVisitor mw , FieldInfo property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xt.var( String name , int inc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SerializerFactory.createJavaBeanSerializer( SerializeBeanInfo beanInfo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44">
            <text:p text:style-name="Table_20_Contents">244</text:p>
          </table:table-cell>
        </table:table-row>
        <table:table-row>
          <table:table-cell office:value-type="string">
            <text:p text:style-name="Table_20_Contents">ASMSerializerFactory._double( Class &lt; ? &gt; clazz , MethodVisitor mw , FieldInfo property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xt.va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MSerializerFactory._getListFieldItemSer( Context context , MethodVisitor mw , FieldInfo fieldInfo , Class &lt; ? &gt; ite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.Context( FieldInfo [ ] getters , SerializeBeanInfo beanInfo , String className , boolean writeDirect , boolean n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MSerializerFactory._float( Class &lt; ? &gt; clazz , MethodVisitor mw , FieldInfo property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MSerializerFactory._getFieldSer( Context context , MethodVisitor mw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MSerializerFactory._int( Class &lt; ? &gt; clazz , MethodVisitor mw , FieldInfo property , Context context , int var , cha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MSerializerFactory._string( Class &lt; ? &gt; clazz , MethodVisitor mw , FieldInfo property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SMSerializerFactory._labelApply( MethodVisitor mw , FieldInfo property , Context context , Label _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MSerializerFactory._after( MethodVisitor mw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SerializerFactory._object( Class &lt; ? &gt; clazz , MethodVisitor mw , FieldInfo property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SerializerFactory._list( Class &lt; ? &gt; clazz , MethodVisitor mw , FieldInfo fieldInfo , Context con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Context.getFieldOrinal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MSerializerFactory._get( MethodVisitor mw , Context context , FieldInfo field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MSerializerFactory._enum( Class &lt; ? &gt; clazz , MethodVisitor mw , FieldInfo fieldInfo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SMSerializerFactory._nameApply( MethodVisitor mw , FieldInfo property , Context context , Label _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MSerializerFactory._writeObject( MethodVisitor mw , FieldInfo fieldInfo , Context context , Label _en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ASMSerializerFactory.generateWriteMethod( Class &lt; ? &gt; clazz , MethodVisitor mw , FieldInfo [ ] getters , Context context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12">
            <text:p text:style-name="Table_20_Contents">212</text:p>
          </table:table-cell>
        </table:table-row>
        <table:table-row>
          <table:table-cell office:value-type="string">
            <text:p text:style-name="Table_20_Contents">ASMSerializerFactory._seperator( MethodVisitor mw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SerializerFactory._processKey( MethodVisitor mw , FieldInfo property , Contex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SMSerializerFactory._writeFieldName( MethodVisitor mw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MSerializerFactory.generateWriteAsArray( Class &lt; ? &gt; clazz , MethodVisitor mw , FieldInfo [ ] getters , Context context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04">
            <text:p text:style-name="Table_20_Contents">304</text:p>
          </table:table-cell>
        </table:table-row>
        <table:table-row>
          <table:table-cell office:value-type="string">
            <text:p text:style-name="Table_20_Contents">ASMSerializerFactory._decimal( Class &lt; ? &gt; clazz , MethodVisitor mw , FieldInfo property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